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9168" calcext:value-type="float">
            <text:p>146.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2696" calcext:value-type="float">
            <text:p>147.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9376" calcext:value-type="float">
            <text:p>148.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3488" calcext:value-type="float">
            <text:p>149.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2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7416" calcext:value-type="float">
            <text:p>143.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6184" calcext:value-type="float">
            <text:p>144.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3824" calcext:value-type="float">
            <text:p>145.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0168" calcext:value-type="float">
            <text:p>150.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1736" calcext:value-type="float">
            <text:p>146.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8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1944" calcext:value-type="float">
            <text:p>147.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7936" calcext:value-type="float">
            <text:p>147.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9544" calcext:value-type="float">
            <text:p>146.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4472" calcext:value-type="float">
            <text:p>144.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4848" calcext:value-type="float">
            <text:p>144.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9232" calcext:value-type="float">
            <text:p>144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0568" calcext:value-type="float">
            <text:p>144.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1944" calcext:value-type="float">
            <text:p>147.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8752" calcext:value-type="float">
            <text:p>143.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6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0192" calcext:value-type="float">
            <text:p>144.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6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9168" calcext:value-type="float">
            <text:p>146.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6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232" calcext:value-type="float">
            <text:p>147.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6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4032" calcext:value-type="float">
            <text:p>147.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6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9296" calcext:value-type="float">
            <text:p>141.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6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3616" calcext:value-type="float">
            <text:p>144.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6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56" calcext:value-type="float">
            <text:p>143.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6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9712" calcext:value-type="float">
            <text:p>144.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424" calcext:value-type="float">
            <text:p>148.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1192" calcext:value-type="float">
            <text:p>148.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0336" calcext:value-type="float">
            <text:p>148.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2424" calcext:value-type="float">
            <text:p>148.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3616" calcext:value-type="float">
            <text:p>144.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664" calcext:value-type="float">
            <text:p>150.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5784" calcext:value-type="float">
            <text:p>150.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1776" calcext:value-type="float">
            <text:p>149.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4032" calcext:value-type="float">
            <text:p>147.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4928" calcext:value-type="float">
            <text:p>150.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4864" calcext:value-type="float">
            <text:p>152.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7432" calcext:value-type="float">
            <text:p>152.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8288" calcext:value-type="float">
            <text:p>152.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8288" calcext:value-type="float">
            <text:p>152.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4384" calcext:value-type="float">
            <text:p>152.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428" calcext:value-type="float">
            <text:p>151.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0856" calcext:value-type="float">
            <text:p>152.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3424" calcext:value-type="float">
            <text:p>152.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5032" calcext:value-type="float">
            <text:p>151.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2736" calcext:value-type="float">
            <text:p>150.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52" calcext:value-type="float">
            <text:p>149.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0712" calcext:value-type="float">
            <text:p>148.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4616" calcext:value-type="float">
            <text:p>148.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0336" calcext:value-type="float">
            <text:p>148.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5576" calcext:value-type="float">
            <text:p>148.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0504" calcext:value-type="float">
            <text:p>147.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848" calcext:value-type="float">
            <text:p>145.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324" calcext:value-type="float">
            <text:p>144.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9336" calcext:value-type="float">
            <text:p>144.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1632" calcext:value-type="float">
            <text:p>145.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8792" calcext:value-type="float">
            <text:p>147.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2216" calcext:value-type="float">
            <text:p>146.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516" calcext:value-type="float">
            <text:p>146.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2008" calcext:value-type="float">
            <text:p>145.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276" calcext:value-type="float">
            <text:p>144.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456" calcext:value-type="float">
            <text:p>136.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548" calcext:value-type="float">
            <text:p>133.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3312" calcext:value-type="float">
            <text:p>127.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1288" calcext:value-type="float">
            <text:p>125.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92" calcext:value-type="float">
            <text:p>126.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6424" calcext:value-type="float">
            <text:p>125.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52" calcext:value-type="float">
            <text:p>102.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04" calcext:value-type="float">
            <text:p>102.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2136" calcext:value-type="float">
            <text:p>102.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28" calcext:value-type="float">
            <text:p>102.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1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376" calcext:value-type="float">
            <text:p>102.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3472" calcext:value-type="float">
            <text:p>102.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0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088" calcext:value-type="float">
            <text:p>102.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0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088" calcext:value-type="float">
            <text:p>102.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0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376" calcext:value-type="float">
            <text:p>102.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672" calcext:value-type="float">
            <text:p>103.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0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7752" calcext:value-type="float">
            <text:p>102.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0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8" calcext:value-type="float">
            <text:p>102.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8" calcext:value-type="float">
            <text:p>102.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0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4704" calcext:value-type="float">
            <text:p>102.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0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8" calcext:value-type="float">
            <text:p>102.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3848" calcext:value-type="float">
            <text:p>102.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0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6896" calcext:value-type="float">
            <text:p>102.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0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8" calcext:value-type="float">
            <text:p>102.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0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3848" calcext:value-type="float">
            <text:p>102.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0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4704" calcext:value-type="float">
            <text:p>102.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0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8" calcext:value-type="float">
            <text:p>102.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0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8" calcext:value-type="float">
            <text:p>102.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08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5768" calcext:value-type="float">
            <text:p>103.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6416" calcext:value-type="float">
            <text:p>101.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0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9464" calcext:value-type="float">
            <text:p>101.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2512" calcext:value-type="float">
            <text:p>101.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9464" calcext:value-type="float">
            <text:p>101.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06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8" calcext:value-type="float">
            <text:p>102.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06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3848" calcext:value-type="float">
            <text:p>102.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9464" calcext:value-type="float">
            <text:p>101.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06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656" calcext:value-type="float">
            <text:p>102.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06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608" calcext:value-type="float">
            <text:p>101.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0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556" calcext:value-type="float">
            <text:p>101.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608" calcext:value-type="float">
            <text:p>101.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0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32" calcext:value-type="float">
            <text:p>101.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0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7272" calcext:value-type="float">
            <text:p>101.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0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3368" calcext:value-type="float">
            <text:p>101.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0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6416" calcext:value-type="float">
            <text:p>101.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0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9464" calcext:value-type="float">
            <text:p>101.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0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9464" calcext:value-type="float">
            <text:p>101.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0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6416" calcext:value-type="float">
            <text:p>101.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0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508" calcext:value-type="float">
            <text:p>101.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0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508" calcext:value-type="float">
            <text:p>101.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0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7272" calcext:value-type="float">
            <text:p>101.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32" calcext:value-type="float">
            <text:p>101.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0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508" calcext:value-type="float">
            <text:p>101.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0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7272" calcext:value-type="float">
            <text:p>101.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0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4224" calcext:value-type="float">
            <text:p>101.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250</text:p>
          </table:table-cell>
          <table:table-cell office:value-type="string" calcext:value-type="string">
            <text:p>200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556" calcext:value-type="float">
            <text:p>101.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38" meta:object-count="0"/>
    <meta:user-defined meta:name="AppVersion">3.0</meta:user-defined>
  </office:meta>
</office:document-meta>
</file>